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amlProcessorTests.customTypeNotSupport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cessorTests.integerDeepKeyBeha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cessorTests.standardTypesSupport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YamlProcessorTests.integerKeyBeha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cessorTests.mapConvertedToIndexed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cessorTests.flattenedMapIsSameAsPropertiesBut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YamlProcessorTests.b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ProcessorTests.arrayConvertedToIndexed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YamlProcessorTests.customTypesSupportedDueToExplici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YamlProcessorTests.setYaml( String ya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ProcessorTests.badDocumen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ProcessorTests.string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YamlProcessorTests.customTypeNotSupportedDueToExplici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